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8.943cm"/>
    </style:style>
    <style:style style:name="co4" style:family="table-column">
      <style:table-column-properties fo:break-before="auto" style:column-width="13.891cm"/>
    </style:style>
    <style:style style:name="co6" style:family="table-column">
      <style:table-column-properties fo:break-before="auto" style:column-width="3.598cm"/>
    </style:style>
    <style:style style:name="ro1" style:family="table-row">
      <style:table-row-properties style:row-height="0.50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8.555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3.184cm" fo:break-before="auto" style:use-optimal-row-height="true"/>
    </style:style>
    <style:style style:name="ro13" style:family="table-row">
      <style:table-row-properties style:row-height="4.05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6">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Using SIMD versions of multi-block single MV functions and multi-block refining (for all coherent MVs if happen). The zero and global predictors are equal for all blocks so can be tested most easy with SIMD block and ref loading. Also single MV test compatible with separated sub-sample storage format in current (2.7.45) mvtools super-clip for pel &gt; 1. After multi-block zero and global MVs test — store its results in some common for several blocks processing structure in PlaneofBlocks class and perform multi-block checks only once per sevaral blocks processed. Depending on the capacity of the multi-blocks check function (AVX2 or AVX512 and bitdepth).</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7">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8">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7">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9">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9">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8">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7">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10">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9">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6-r.24</text:p>
          </table:table-cell>
          <table:table-cell table:number-columns-repeated="1018"/>
        </table:table-row>
        <table:table-row table:style-name="ro9">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1">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Started after 2.4.46-r.25</text:p>
          </table:table-cell>
          <table:table-cell table:number-columns-repeated="1018"/>
        </table:table-row>
        <table:table-row table:style-name="ro12">
          <table:table-cell/>
          <table:table-cell table:style-name="ce3" office:value-type="float" office:value="52">
            <text:p>52</text:p>
          </table:table-cell>
          <table:table-cell table:style-name="ce5" office:value-type="string">
            <text:p>Add multi-generation MVs refining in DX12 hardware modes in MAnalyse</text:p>
          </table:table-cell>
          <table:table-cell table:style-name="ce5" office:value-type="string">
            <text:p>It is required to develop limited or up to full featured MDegrainN ComputeShader to be executed in the hardware acceleraor. It not breaks logic of MAnalyse in AVS filterchain - it still outputs single MVs clip with refined MVs completely in the hardware accelerator using hardware MVs search ASIC and hardware universal shaders dispatch units to dispatch MDegrainN shader to provide filtered frames to next generations of MVs refining by same hardware MVs search ASIC.</text:p>
          </table:table-cell>
          <table:table-cell office:value-type="string">
            <text:p>Quality</text:p>
          </table:table-cell>
          <table:table-cell office:value-type="string">
            <text:p>To Do</text:p>
          </table:table-cell>
          <table:table-cell table:number-columns-repeated="1018"/>
        </table:table-row>
        <table:table-row table:style-name="ro9">
          <table:table-cell/>
          <table:table-cell table:style-name="ce3" office:value-type="float" office:value="53">
            <text:p>53</text:p>
          </table:table-cell>
          <table:table-cell table:style-name="ce5" office:value-type="string">
            <text:p>Add Area predictor to MGR in MDegrainN</text:p>
          </table:table-cell>
          <table:table-cell table:style-name="ce5" office:value-type="string">
            <text:p>As a averaged (mean, median) of current and surround spatial MVs for current block. Make radius of surround MVs for averaging as param (1,2,..). Same is for Area predictor for MAnalyse (using MVs from previous level or interpolated predictors for current block).</text:p>
          </table:table-cell>
          <table:table-cell office:value-type="string">
            <text:p>Quality</text:p>
          </table:table-cell>
          <table:table-cell office:value-type="string">
            <text:p>To Do</text:p>
          </table:table-cell>
          <table:table-cell table:number-columns-repeated="1018"/>
        </table:table-row>
        <table:table-row table:style-name="ro13">
          <table:table-cell/>
          <table:table-cell table:style-name="ce3" office:value-type="float" office:value="54">
            <text:p>54</text:p>
          </table:table-cell>
          <table:table-cell table:style-name="ce5" office:value-type="string">
            <text:p>Add spatial interpolation of block weights in MDegrainN</text:p>
          </table:table-cell>
          <table:table-cell table:style-name="ce5" office:value-type="string">
            <text:p>To allow finer spatial separation between good and bad block at the sample level. May allow to use larger block size with less residual processing artifacts because of interpolating bad parts of blocks. This feature require development of sample-level weight map for each frame in tr-pool and new blending engine with weight map of frame-size sized instead of single weight value for block. For faster performance the local weight map for each block may be created by interpolation of weights from surrounding blocks. It will add some compute overhead but save lots of RAM transfer of full-frame sized weights maps.</text:p>
          </table:table-cell>
          <table:table-cell office:value-type="string">
            <text:p>Quality</text:p>
          </table:table-cell>
          <table:table-cell office:value-type="string">
            <text:p>To Do</text:p>
          </table:table-cell>
          <table:table-cell table:number-columns-repeated="1018"/>
        </table:table-row>
        <table:table-row table:style-name="ro2">
          <table:table-cell/>
          <table:table-cell table:style-name="ce3"/>
          <table:table-cell table:style-name="ce5" table:number-columns-repeated="2"/>
          <table:table-cell table:number-columns-repeated="1020"/>
        </table:table-row>
        <table:table-row table:style-name="ro2" table:number-rows-repeated="12">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25">25.03.2024</text:date>, <text:time>15:53: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creation-date>2009-04-16T11:32:48Z</meta:creation-date>
    <dc:date>2024-03-25T15:53:36.88</dc:date>
    <meta:editing-cycles>17</meta:editing-cycles>
    <meta:editing-duration>PT13H11M24S</meta:editing-duration>
    <meta:document-statistic meta:table-count="3" meta:cell-count="262" meta:object-count="0"/>
    <meta:user-defined meta:name="Info 1"/>
    <meta:user-defined meta:name="Info 2"/>
    <meta:user-defined meta:name="Info 3"/>
    <meta:user-defined meta:name="Info 4"/>
  </office:meta>
</office:document-meta>
</file>